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asa X is currently being deployed on your machine.</text:p>
      <text:p text:style-name="Standard"/>
      <text:p text:style-name="Standard">While you're waiting please add the following line to your terminal configuration <text:s/>(depending on your operating system this is the '~/.bashrc' or '~/.zshrc' file). <text:s/>This is needed so that you can access the embedded cluster using the 'kubectl' command <text:s/>line interface.</text:p>
      <text:p text:style-name="Standard"/>
      <text:p text:style-name="Standard"><text:tab/>export KUBECONFIG=/etc/rancher/k3s/k3s.yaml</text:p>
      <text:p text:style-name="Standard"/>
      <text:p text:style-name="Standard">Rasa X will be installed into the following Kubernetes namespace: rasa</text:p>
      <text:p text:style-name="Standard"/>
      <text:p text:style-name="Standard">Please save the following access credentials for later use:</text:p>
      <text:p text:style-name="Standard"/>
      <text:p text:style-name="Standard">Your Rasa X password is _zNzvC0iOFI2eoaIlnpr</text:p>
      <text:p text:style-name="Standard"/>
      <text:p text:style-name="Standard">The passwords for the other services in the deployment are:</text:p>
      <text:p text:style-name="Standard"/>
      <text:p text:style-name="Standard">Database password (PostgreSQL): 81KO1OCUPJgjyUGICFWB</text:p>
      <text:p text:style-name="Standard">Event Broker password (RabbitMQ): qtJOTMLsNz6_Kj-Hr591</text:p>
      <text:p text:style-name="Standard">Lock Store password (Redis): jtIVg1gttndt88pN-hve</text:p>
      <text:p text:style-name="Standard"/>
      <text:p text:style-name="Standard">Deploying Rasa X ...</text:p>
      <text:p text:style-name="Standard">The deployment is ready 🎉. </text:p>
      <text:p text:style-name="Standard">You can now access Rasa X on this URL: http://192.168.1.111/login?username=me&amp;password=_zNzvC0iOFI2eoaIlnp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14:09:55.394888288</meta:creation-date>
    <dc:date>2021-04-02T14:10:21.392052399</dc:date>
    <meta:editing-duration>PT26S</meta:editing-duration>
    <meta:editing-cycles>1</meta:editing-cycles>
    <meta:document-statistic meta:table-count="0" meta:image-count="0" meta:object-count="0" meta:page-count="1" meta:paragraph-count="13" meta:word-count="121" meta:character-count="904" meta:non-whitespace-character-count="791"/>
    <meta:generator>LibreOffice/6.0.7.3$Linux_X86_64 LibreOffice_project/00m0$Build-3</meta:generator>
  </office:meta>
</office:document-meta>
</file>